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rsid="004232e4" officeooo:paragraph-rsid="0068016f"/>
    </style:style>
    <style:style style:name="P13" style:family="paragraph" style:parent-style-name="Standard">
      <style:text-properties officeooo:paragraph-rsid="004232e4"/>
    </style:style>
    <style:style style:name="P14" style:family="paragraph" style:parent-style-name="Standard">
      <style:text-properties officeooo:paragraph-rsid="00501858"/>
    </style:style>
    <style:style style:name="P15" style:family="paragraph" style:parent-style-name="Standard">
      <style:paragraph-properties fo:line-height="100%" fo:text-align="justify" style:justify-single-word="false"/>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2043b7" officeooo:paragraph-rsid="006379c3"/>
    </style:style>
    <style:style style:name="P19" style:family="paragraph" style:parent-style-name="Standard">
      <style:text-properties officeooo:rsid="00533479" officeooo:paragraph-rsid="0062284d"/>
    </style:style>
    <style:style style:name="P20" style:family="paragraph" style:parent-style-name="Standard">
      <style:text-properties fo:color="#ce181e" officeooo:rsid="00569e56" officeooo:paragraph-rsid="0066b040"/>
    </style:style>
    <style:style style:name="P21" style:family="paragraph" style:parent-style-name="Standard">
      <style:text-properties fo:color="#ce181e" officeooo:rsid="005bb361" officeooo:paragraph-rsid="00631e76"/>
    </style:style>
    <style:style style:name="P22" style:family="paragraph" style:parent-style-name="Standard">
      <style:text-properties fo:color="#ce181e" officeooo:paragraph-rsid="0062284d"/>
    </style:style>
    <style:style style:name="P23" style:family="paragraph" style:parent-style-name="Standard">
      <style:text-properties fo:color="#ce181e" officeooo:paragraph-rsid="00631e76"/>
    </style:style>
    <style:style style:name="P24" style:family="paragraph" style:parent-style-name="Standard">
      <style:text-properties fo:color="#ce181e" fo:font-style="normal" officeooo:rsid="0066b040" officeooo:paragraph-rsid="0066b040" style:font-style-asian="normal" style:font-style-complex="normal"/>
    </style:style>
    <style:style style:name="P25" style:family="paragraph" style:parent-style-name="Standard">
      <style:text-properties officeooo:paragraph-rsid="0054fcf7"/>
    </style:style>
    <style:style style:name="P26" style:family="paragraph" style:parent-style-name="Standard">
      <style:text-properties officeooo:rsid="005e05ec" officeooo:paragraph-rsid="0066b040"/>
    </style:style>
    <style:style style:name="P27" style:family="paragraph" style:parent-style-name="Standard">
      <style:text-properties officeooo:rsid="001a082f" officeooo:paragraph-rsid="0050a751"/>
    </style:style>
    <style:style style:name="P28" style:family="paragraph" style:parent-style-name="Standard">
      <style:text-properties officeooo:rsid="005e2ebf" officeooo:paragraph-rsid="005e2ebf"/>
    </style:style>
    <style:style style:name="P29" style:family="paragraph" style:parent-style-name="Standard">
      <style:text-properties style:use-window-font-color="true" officeooo:rsid="005f1da7" officeooo:paragraph-rsid="00659289"/>
    </style:style>
    <style:style style:name="P30" style:family="paragraph" style:parent-style-name="Standard">
      <style:text-properties style:use-window-font-color="true" officeooo:paragraph-rsid="0062284d"/>
    </style:style>
    <style:style style:name="P31" style:family="paragraph" style:parent-style-name="Standard">
      <style:text-properties style:use-window-font-color="true" fo:font-style="normal" officeooo:rsid="0066b040" officeooo:paragraph-rsid="0066b040" style:font-style-asian="normal" style:font-style-complex="normal"/>
    </style:style>
    <style:style style:name="P32" style:family="paragraph" style:parent-style-name="Standard">
      <style:text-properties officeooo:rsid="00600dc7" officeooo:paragraph-rsid="00600dc7"/>
    </style:style>
    <style:style style:name="P33" style:family="paragraph" style:parent-style-name="Standard">
      <style:paragraph-properties fo:line-height="100%" fo:text-align="justify" style:justify-single-word="false"/>
      <style:text-properties officeooo:rsid="0072dd53" officeooo:paragraph-rsid="0072dd53"/>
    </style:style>
    <style:style style:name="P34"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35" style:family="paragraph" style:parent-style-name="Heading_20_2">
      <style:text-properties fo:language="de" fo:country="DE"/>
    </style:style>
    <style:style style:name="P36" style:family="paragraph" style:parent-style-name="Heading_20_2">
      <style:text-properties officeooo:rsid="001a082f" officeooo:paragraph-rsid="0050a751"/>
    </style:style>
    <style:style style:name="P37" style:family="paragraph" style:parent-style-name="Heading_20_2">
      <style:text-properties officeooo:paragraph-rsid="0050a751"/>
    </style:style>
    <style:style style:name="P38" style:family="paragraph" style:parent-style-name="Heading_20_3">
      <style:text-properties fo:language="de" fo:country="DE"/>
    </style:style>
    <style:style style:name="P39" style:family="paragraph" style:parent-style-name="Heading_20_3">
      <style:text-properties officeooo:paragraph-rsid="00266327"/>
    </style:style>
    <style:style style:name="P40" style:family="paragraph" style:parent-style-name="Heading_20_3">
      <style:text-properties officeooo:paragraph-rsid="0050a751"/>
    </style:style>
    <style:style style:name="P41" style:family="paragraph" style:parent-style-name="Heading_20_4">
      <style:text-properties officeooo:rsid="004232e4" officeooo:paragraph-rsid="004232e4"/>
    </style:style>
    <style:style style:name="P42" style:family="paragraph" style:parent-style-name="Heading_20_4">
      <style:text-properties officeooo:rsid="004232e4" officeooo:paragraph-rsid="004351f4"/>
    </style:style>
    <style:style style:name="P43" style:family="paragraph" style:parent-style-name="Heading_20_4">
      <style:text-properties officeooo:rsid="004232e4" officeooo:paragraph-rsid="005cd6ab"/>
    </style:style>
    <style:style style:name="P44" style:family="paragraph" style:parent-style-name="Heading_20_4">
      <style:text-properties officeooo:rsid="004232e4" officeooo:paragraph-rsid="0068016f"/>
    </style:style>
    <style:style style:name="P45" style:family="paragraph" style:parent-style-name="Heading_20_4">
      <style:text-properties officeooo:paragraph-rsid="0050a751"/>
    </style:style>
    <style:style style:name="P46" style:family="paragraph" style:parent-style-name="Heading_20_4">
      <style:text-properties officeooo:rsid="004197b9" officeooo:paragraph-rsid="00569e56"/>
    </style:style>
    <style:style style:name="P47" style:family="paragraph" style:parent-style-name="Heading_20_4">
      <style:text-properties officeooo:rsid="0066b040" officeooo:paragraph-rsid="0066b040"/>
    </style:style>
    <style:style style:name="P48" style:family="paragraph" style:parent-style-name="Heading_20_4">
      <style:text-properties style:use-window-font-color="true" fo:font-style="italic" officeooo:rsid="004197b9" officeooo:paragraph-rsid="0066b040" style:font-style-asian="italic" style:font-style-complex="italic"/>
    </style:style>
    <style:style style:name="P49" style:family="paragraph" style:parent-style-name="No_20_Spacing">
      <style:text-properties officeooo:paragraph-rsid="0050a751"/>
    </style:style>
    <style:style style:name="P50" style:family="paragraph" style:parent-style-name="No_20_Spacing">
      <style:text-properties officeooo:rsid="005f1da7" officeooo:paragraph-rsid="005f1da7"/>
    </style:style>
    <style:style style:name="P51" style:family="paragraph" style:parent-style-name="No_20_Spacing">
      <style:text-properties officeooo:rsid="00600dc7" officeooo:paragraph-rsid="0060a43c"/>
    </style:style>
    <style:style style:name="P52" style:family="paragraph" style:parent-style-name="No_20_Spacing">
      <style:text-properties officeooo:rsid="006182a8" officeooo:paragraph-rsid="006182a8"/>
    </style:style>
    <style:style style:name="P53" style:family="paragraph" style:parent-style-name="No_20_Spacing">
      <style:text-properties officeooo:rsid="0071b635" officeooo:paragraph-rsid="0071b635"/>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50a751"/>
    </style:style>
    <style:style style:name="P56" style:family="paragraph" style:parent-style-name="Heading_20_4">
      <style:paragraph-properties fo:break-before="page"/>
      <style:text-properties officeooo:rsid="004232e4" officeooo:paragraph-rsid="005cd6ab"/>
    </style:style>
    <style:style style:name="P57" style:family="paragraph" style:parent-style-name="Contents_20_2">
      <style:paragraph-properties>
        <style:tab-stops>
          <style:tab-stop style:position="17.59cm" style:type="right" style:leader-style="dotted" style:leader-text="."/>
        </style:tab-stops>
      </style:paragraph-properties>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P59" style:family="paragraph" style:parent-style-name="Contents_20_3">
      <style:paragraph-properties>
        <style:tab-stops>
          <style:tab-stop style:position="17.59cm" style:type="right" style:leader-style="dotted" style:leader-text="."/>
        </style:tab-stops>
      </style:paragraph-properties>
    </style:style>
    <style:style style:name="P60" style:family="paragraph" style:parent-style-name="Contents_20_4">
      <style:paragraph-properties>
        <style:tab-stops>
          <style:tab-stop style:position="17.59cm" style:type="right" style:leader-style="dotted" style:leader-text="."/>
        </style:tab-stops>
      </style:paragraph-properties>
    </style:style>
    <style:style style:name="P61" style:family="paragraph" style:parent-style-name="Title" style:master-page-name="Standard">
      <style:paragraph-properties fo:text-align="center" style:justify-single-word="false" style:page-number="auto"/>
      <style:text-properties fo:language="en" fo:country="US"/>
    </style:style>
    <style:style style:name="P62" style:family="paragraph" style:parent-style-name="Standard">
      <style:text-properties officeooo:rsid="00533479" officeooo:paragraph-rsid="00794a94"/>
    </style:style>
    <style:style style:name="P63" style:family="paragraph" style:parent-style-name="Standard">
      <style:text-properties officeooo:paragraph-rsid="00794a94"/>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fo:font-style="italic" officeooo:rsid="007416f0" style:font-style-asian="italic" style:font-style-complex="italic"/>
    </style:style>
    <style:style style:name="T11" style:family="text">
      <style:text-properties officeooo:rsid="001e56b4"/>
    </style:style>
    <style:style style:name="T12" style:family="text">
      <style:text-properties officeooo:rsid="002ad3ea"/>
    </style:style>
    <style:style style:name="T13" style:family="text">
      <style:text-properties fo:font-style="normal" officeooo:rsid="002ad3ea" style:font-style-asian="normal" style:font-style-complex="normal"/>
    </style:style>
    <style:style style:name="T14" style:family="text">
      <style:text-properties fo:font-style="normal" officeooo:rsid="0062284d" style:font-style-asian="normal" style:font-style-complex="normal"/>
    </style:style>
    <style:style style:name="T15" style:family="text">
      <style:text-properties officeooo:rsid="002e3bb9"/>
    </style:style>
    <style:style style:name="T16" style:family="text">
      <style:text-properties officeooo:rsid="002e61f2"/>
    </style:style>
    <style:style style:name="T17" style:family="text">
      <style:text-properties officeooo:rsid="00315042"/>
    </style:style>
    <style:style style:name="T18" style:family="text">
      <style:text-properties officeooo:rsid="00325ef7"/>
    </style:style>
    <style:style style:name="T19" style:family="text">
      <style:text-properties officeooo:rsid="00354df7"/>
    </style:style>
    <style:style style:name="T20" style:family="text">
      <style:text-properties officeooo:rsid="003778f4"/>
    </style:style>
    <style:style style:name="T21" style:family="text">
      <style:text-properties officeooo:rsid="0039c0d0"/>
    </style:style>
    <style:style style:name="T22" style:family="text">
      <style:text-properties officeooo:rsid="003aeb38"/>
    </style:style>
    <style:style style:name="T23" style:family="text">
      <style:text-properties officeooo:rsid="004197b9"/>
    </style:style>
    <style:style style:name="T24" style:family="text">
      <style:text-properties officeooo:rsid="00456fa1"/>
    </style:style>
    <style:style style:name="T25" style:family="text">
      <style:text-properties officeooo:rsid="0047c549"/>
    </style:style>
    <style:style style:name="T26" style:family="text">
      <style:text-properties officeooo:rsid="00501858"/>
    </style:style>
    <style:style style:name="T27" style:family="text">
      <style:text-properties officeooo:rsid="002043b7"/>
    </style:style>
    <style:style style:name="T28" style:family="text">
      <style:text-properties officeooo:rsid="001af34e"/>
    </style:style>
    <style:style style:name="T29" style:family="text">
      <style:text-properties officeooo:rsid="00569e56"/>
    </style:style>
    <style:style style:name="T30" style:family="text">
      <style:text-properties officeooo:rsid="0059b40f"/>
    </style:style>
    <style:style style:name="T31" style:family="text">
      <style:text-properties officeooo:rsid="005bb361"/>
    </style:style>
    <style:style style:name="T32" style:family="text">
      <style:text-properties officeooo:rsid="005cd6ab"/>
    </style:style>
    <style:style style:name="T33" style:family="text">
      <style:text-properties officeooo:rsid="005f1da7"/>
    </style:style>
    <style:style style:name="T34" style:family="text">
      <style:text-properties officeooo:rsid="005f8cd5"/>
    </style:style>
    <style:style style:name="T35" style:family="text">
      <style:text-properties officeooo:rsid="00600dc7"/>
    </style:style>
    <style:style style:name="T36" style:family="text">
      <style:text-properties officeooo:rsid="0060a43c"/>
    </style:style>
    <style:style style:name="T37" style:family="text">
      <style:text-properties officeooo:rsid="0062284d"/>
    </style:style>
    <style:style style:name="T38" style:family="text">
      <style:text-properties style:use-window-font-color="true"/>
    </style:style>
    <style:style style:name="T39" style:family="text">
      <style:text-properties style:use-window-font-color="true" officeooo:rsid="0062284d"/>
    </style:style>
    <style:style style:name="T40" style:family="text">
      <style:text-properties style:use-window-font-color="true" fo:font-style="normal" officeooo:rsid="0062284d" style:font-style-asian="normal" style:font-style-complex="normal"/>
    </style:style>
    <style:style style:name="T41" style:family="text">
      <style:text-properties style:use-window-font-color="true" fo:font-style="normal" officeooo:rsid="0066b040" style:font-style-asian="normal" style:font-style-complex="normal"/>
    </style:style>
    <style:style style:name="T42" style:family="text">
      <style:text-properties style:use-window-font-color="true" fo:font-style="normal" style:text-underline-style="none" officeooo:rsid="0074b250" style:font-style-asian="normal" style:font-style-complex="normal"/>
    </style:style>
    <style:style style:name="T43" style:family="text">
      <style:text-properties style:use-window-font-color="true" fo:font-style="italic" style:font-style-asian="italic" style:font-style-complex="italic"/>
    </style:style>
    <style:style style:name="T44" style:family="text">
      <style:text-properties style:use-window-font-color="true" fo:font-style="italic" officeooo:rsid="0062284d" style:font-style-asian="italic" style:font-style-complex="italic"/>
    </style:style>
    <style:style style:name="T45" style:family="text">
      <style:text-properties style:use-window-font-color="true" fo:font-style="italic" officeooo:rsid="00631e76" style:font-style-asian="italic" style:font-style-complex="italic"/>
    </style:style>
    <style:style style:name="T46" style:family="text">
      <style:text-properties style:use-window-font-color="true" fo:font-style="italic" officeooo:rsid="006379c3" style:font-style-asian="italic" style:font-style-complex="italic"/>
    </style:style>
    <style:style style:name="T47" style:family="text">
      <style:text-properties officeooo:rsid="0065436c"/>
    </style:style>
    <style:style style:name="T48" style:family="text">
      <style:text-properties officeooo:rsid="006a7630"/>
    </style:style>
    <style:style style:name="T49" style:family="text">
      <style:text-properties officeooo:rsid="006b79d4"/>
    </style:style>
    <style:style style:name="T50" style:family="text">
      <style:text-properties officeooo:rsid="0074d5e8"/>
    </style:style>
    <style:style style:name="T51" style:family="text">
      <style:text-properties officeooo:rsid="007776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405_3795576367" text:style-name="Index_20_Link" text:visited-style-name="Index_20_Link">Deliverable 1<text:tab/>3</text:a></text:p>
          <text:p text:style-name="P57"><text:a xlink:type="simple" xlink:href="#__RefHeading___Toc407_3795576367" text:style-name="Index_20_Link" text:visited-style-name="Index_20_Link">Assumptions<text:tab/>3</text:a></text:p>
          <text:p text:style-name="P57"><text:a xlink:type="simple" xlink:href="#__RefHeading___Toc409_3795576367" text:style-name="Index_20_Link" text:visited-style-name="Index_20_Link">Entity Relationship Schema<text:tab/>4</text:a></text:p>
          <text:p text:style-name="P59"><text:a xlink:type="simple" xlink:href="#__RefHeading___Toc411_3795576367" text:style-name="Index_20_Link" text:visited-style-name="Index_20_Link">Schema<text:tab/>4</text:a></text:p>
          <text:p text:style-name="P59"><text:a xlink:type="simple" xlink:href="#__RefHeading___Toc413_3795576367" text:style-name="Index_20_Link" text:visited-style-name="Index_20_Link">Description<text:tab/>4</text:a></text:p>
          <text:p text:style-name="P57"><text:a xlink:type="simple" xlink:href="#__RefHeading___Toc415_3795576367" text:style-name="Index_20_Link" text:visited-style-name="Index_20_Link">Relational Schema<text:tab/>4</text:a></text:p>
          <text:p text:style-name="P59"><text:a xlink:type="simple" xlink:href="#__RefHeading___Toc417_3795576367" text:style-name="Index_20_Link" text:visited-style-name="Index_20_Link">ER schema to Relational schema<text:tab/>4</text:a></text:p>
          <text:p text:style-name="P59"><text:a xlink:type="simple" xlink:href="#__RefHeading___Toc419_3795576367" text:style-name="Index_20_Link" text:visited-style-name="Index_20_Link">DDL<text:tab/>4</text:a></text:p>
          <text:p text:style-name="P57"><text:a xlink:type="simple" xlink:href="#__RefHeading___Toc421_3795576367" text:style-name="Index_20_Link" text:visited-style-name="Index_20_Link">General Comments<text:tab/>4</text:a></text:p>
          <text:p text:style-name="P58"><text:a xlink:type="simple" xlink:href="#__RefHeading___Toc423_3795576367" text:style-name="Index_20_Link" text:visited-style-name="Index_20_Link">Deliverable 2<text:tab/>5</text:a></text:p>
          <text:p text:style-name="P57"><text:a xlink:type="simple" xlink:href="#__RefHeading___Toc425_3795576367" text:style-name="Index_20_Link" text:visited-style-name="Index_20_Link">Assumptions<text:tab/>5</text:a></text:p>
          <text:p text:style-name="P57"><text:a xlink:type="simple" xlink:href="#__RefHeading___Toc427_3795576367" text:style-name="Index_20_Link" text:visited-style-name="Index_20_Link">Data Loading<text:tab/>5</text:a></text:p>
          <text:p text:style-name="P57"><text:a xlink:type="simple" xlink:href="#__RefHeading___Toc429_3795576367" text:style-name="Index_20_Link" text:visited-style-name="Index_20_Link">Query Implementation<text:tab/>5</text:a></text:p>
          <text:p text:style-name="P60"><text:a xlink:type="simple" xlink:href="#__RefHeading___Toc471_3198480346" text:style-name="Index_20_Link" text:visited-style-name="Index_20_Link">Query 1:<text:tab/>5</text:a></text:p>
          <text:p text:style-name="P60"><text:a xlink:type="simple" xlink:href="#__RefHeading___Toc473_3198480346" text:style-name="Index_20_Link" text:visited-style-name="Index_20_Link">Query 2:<text:tab/>5</text:a></text:p>
          <text:p text:style-name="P60"><text:a xlink:type="simple" xlink:href="#__RefHeading___Toc475_3198480346" text:style-name="Index_20_Link" text:visited-style-name="Index_20_Link">Query 3:<text:tab/>5</text:a></text:p>
          <text:p text:style-name="P60"><text:a xlink:type="simple" xlink:href="#__RefHeading___Toc477_3198480346" text:style-name="Index_20_Link" text:visited-style-name="Index_20_Link">Query 4:<text:tab/>5</text:a></text:p>
          <text:p text:style-name="P60"><text:a xlink:type="simple" xlink:href="#__RefHeading___Toc479_3198480346" text:style-name="Index_20_Link" text:visited-style-name="Index_20_Link">Query 5:<text:tab/>6</text:a></text:p>
          <text:p text:style-name="P60"><text:a xlink:type="simple" xlink:href="#__RefHeading___Toc481_3198480346" text:style-name="Index_20_Link" text:visited-style-name="Index_20_Link">Query 6:<text:tab/>6</text:a></text:p>
          <text:p text:style-name="P60"><text:a xlink:type="simple" xlink:href="#__RefHeading___Toc483_3198480346" text:style-name="Index_20_Link" text:visited-style-name="Index_20_Link">Query 7:<text:tab/>6</text:a></text:p>
          <text:p text:style-name="P60"><text:a xlink:type="simple" xlink:href="#__RefHeading___Toc485_3198480346" text:style-name="Index_20_Link" text:visited-style-name="Index_20_Link">Query 8:<text:tab/>6</text:a></text:p>
          <text:p text:style-name="P60"><text:a xlink:type="simple" xlink:href="#__RefHeading___Toc487_3198480346" text:style-name="Index_20_Link" text:visited-style-name="Index_20_Link">Query 9:<text:tab/>6</text:a></text:p>
          <text:p text:style-name="P60"><text:soft-page-break/><text:a xlink:type="simple" xlink:href="#__RefHeading___Toc489_3198480346" text:style-name="Index_20_Link" text:visited-style-name="Index_20_Link">Query 10:<text:tab/>6</text:a></text:p>
          <text:p text:style-name="P60"><text:a xlink:type="simple" xlink:href="#__RefHeading___Toc435_3795576367" text:style-name="Index_20_Link" text:visited-style-name="Index_20_Link">SQL statements<text:tab/>6</text:a></text:p>
          <text:p text:style-name="P60"><text:a xlink:type="simple" xlink:href="#__RefHeading___Toc5041_3680965478" text:style-name="Index_20_Link" text:visited-style-name="Index_20_Link">Indexes:<text:tab/>6</text:a></text:p>
          <text:p text:style-name="P60"><text:a xlink:type="simple" xlink:href="#__RefHeading___Toc6181_3680965478" text:style-name="Index_20_Link" text:visited-style-name="Index_20_Link">Results:<text:tab/>6</text:a></text:p>
          <text:p text:style-name="P57"><text:a xlink:type="simple" xlink:href="#__RefHeading___Toc437_3795576367" text:style-name="Index_20_Link" text:visited-style-name="Index_20_Link">Interface<text:tab/>7</text:a></text:p>
          <text:p text:style-name="P59"><text:a xlink:type="simple" xlink:href="#__RefHeading___Toc439_3795576367" text:style-name="Index_20_Link" text:visited-style-name="Index_20_Link">Design logic Description<text:tab/>7</text:a></text:p>
          <text:p text:style-name="P59"><text:a xlink:type="simple" xlink:href="#__RefHeading___Toc441_3795576367" text:style-name="Index_20_Link" text:visited-style-name="Index_20_Link">Screenshots<text:tab/>7</text:a></text:p>
          <text:p text:style-name="P57"><text:a xlink:type="simple" xlink:href="#__RefHeading___Toc443_3795576367" text:style-name="Index_20_Link" text:visited-style-name="Index_20_Link">General Comments<text:tab/>7</text:a></text:p>
          <text:p text:style-name="P58"><text:a xlink:type="simple" xlink:href="#__RefHeading___Toc3409_3680965478" text:style-name="Index_20_Link" text:visited-style-name="Index_20_Link">Deliverable 3<text:tab/>8</text:a></text:p>
          <text:p text:style-name="P57"><text:a xlink:type="simple" xlink:href="#__RefHeading___Toc1027_3680965478" text:style-name="Index_20_Link" text:visited-style-name="Index_20_Link">Assumptions<text:tab/>8</text:a></text:p>
          <text:p text:style-name="P57"><text:a xlink:type="simple" xlink:href="#__RefHeading___Toc1029_3680965478" text:style-name="Index_20_Link" text:visited-style-name="Index_20_Link">Query Implementation<text:tab/>8</text:a></text:p>
          <text:p text:style-name="P60"><text:a xlink:type="simple" xlink:href="#__RefHeading___Toc6183_3680965478" text:style-name="Index_20_Link" text:visited-style-name="Index_20_Link">Query 1:<text:tab/>8</text:a></text:p>
          <text:p text:style-name="P60"><text:a xlink:type="simple" xlink:href="#__RefHeading___Toc6185_3680965478" text:style-name="Index_20_Link" text:visited-style-name="Index_20_Link">Description of logic:<text:tab/>8</text:a></text:p>
          <text:p text:style-name="P60"><text:a xlink:type="simple" xlink:href="#__RefHeading___Toc6187_3680965478" text:style-name="Index_20_Link" text:visited-style-name="Index_20_Link">Query 2:<text:tab/>8</text:a></text:p>
          <text:p text:style-name="P60"><text:a xlink:type="simple" xlink:href="#__RefHeading___Toc6189_3680965478" text:style-name="Index_20_Link" text:visited-style-name="Index_20_Link">Description of logic:<text:tab/>8</text:a></text:p>
          <text:p text:style-name="P60"><text:a xlink:type="simple" xlink:href="#__RefHeading___Toc6191_3680965478" text:style-name="Index_20_Link" text:visited-style-name="Index_20_Link">Query 3:<text:tab/>8</text:a></text:p>
          <text:p text:style-name="P60"><text:a xlink:type="simple" xlink:href="#__RefHeading___Toc6193_3680965478" text:style-name="Index_20_Link" text:visited-style-name="Index_20_Link">Description of logic:<text:tab/>8</text:a></text:p>
          <text:p text:style-name="P60"><text:a xlink:type="simple" xlink:href="#__RefHeading___Toc6195_3680965478" text:style-name="Index_20_Link" text:visited-style-name="Index_20_Link">Query 4:<text:tab/>8</text:a></text:p>
          <text:p text:style-name="P60"><text:a xlink:type="simple" xlink:href="#__RefHeading___Toc6197_3680965478" text:style-name="Index_20_Link" text:visited-style-name="Index_20_Link">Description of logic:<text:tab/>8</text:a></text:p>
          <text:p text:style-name="P60"><text:a xlink:type="simple" xlink:href="#__RefHeading___Toc6199_3680965478" text:style-name="Index_20_Link" text:visited-style-name="Index_20_Link">Query 5:<text:tab/>9</text:a></text:p>
          <text:p text:style-name="P60"><text:a xlink:type="simple" xlink:href="#__RefHeading___Toc6201_3680965478" text:style-name="Index_20_Link" text:visited-style-name="Index_20_Link">Description of logic:<text:tab/>9</text:a></text:p>
          <text:p text:style-name="P60"><text:a xlink:type="simple" xlink:href="#__RefHeading___Toc6203_3680965478" text:style-name="Index_20_Link" text:visited-style-name="Index_20_Link">Query 6:<text:tab/>9</text:a></text:p>
          <text:p text:style-name="P60"><text:a xlink:type="simple" xlink:href="#__RefHeading___Toc6205_3680965478" text:style-name="Index_20_Link" text:visited-style-name="Index_20_Link">Description of logic:<text:tab/>9</text:a></text:p>
          <text:p text:style-name="P60"><text:a xlink:type="simple" xlink:href="#__RefHeading___Toc6207_3680965478" text:style-name="Index_20_Link" text:visited-style-name="Index_20_Link">Query 7:<text:tab/>10</text:a></text:p>
          <text:p text:style-name="P60"><text:a xlink:type="simple" xlink:href="#__RefHeading___Toc6209_3680965478" text:style-name="Index_20_Link" text:visited-style-name="Index_20_Link">Description of logic:<text:tab/>10</text:a></text:p>
          <text:p text:style-name="P60"><text:a xlink:type="simple" xlink:href="#__RefHeading___Toc6211_3680965478" text:style-name="Index_20_Link" text:visited-style-name="Index_20_Link">Query 8:<text:tab/>10</text:a></text:p>
          <text:p text:style-name="P60"><text:a xlink:type="simple" xlink:href="#__RefHeading___Toc6213_3680965478" text:style-name="Index_20_Link" text:visited-style-name="Index_20_Link">Description of logic:<text:tab/>10</text:a></text:p>
          <text:p text:style-name="P60"><text:a xlink:type="simple" xlink:href="#__RefHeading___Toc6215_3680965478" text:style-name="Index_20_Link" text:visited-style-name="Index_20_Link">Query 9:<text:tab/>10</text:a></text:p>
          <text:p text:style-name="P60"><text:a xlink:type="simple" xlink:href="#__RefHeading___Toc6217_3680965478" text:style-name="Index_20_Link" text:visited-style-name="Index_20_Link">Description of logic:<text:tab/>10</text:a></text:p>
          <text:p text:style-name="P60"><text:soft-page-break/><text:a xlink:type="simple" xlink:href="#__RefHeading___Toc6219_3680965478" text:style-name="Index_20_Link" text:visited-style-name="Index_20_Link">Query 10:<text:tab/>10</text:a></text:p>
          <text:p text:style-name="P60"><text:a xlink:type="simple" xlink:href="#__RefHeading___Toc6221_3680965478" text:style-name="Index_20_Link" text:visited-style-name="Index_20_Link">Description of logic:<text:tab/>10</text:a></text:p>
          <text:p text:style-name="P60"><text:a xlink:type="simple" xlink:href="#__RefHeading___Toc6223_3680965478" text:style-name="Index_20_Link" text:visited-style-name="Index_20_Link">Query 11:<text:tab/>10</text:a></text:p>
          <text:p text:style-name="P60"><text:a xlink:type="simple" xlink:href="#__RefHeading___Toc6225_3680965478" text:style-name="Index_20_Link" text:visited-style-name="Index_20_Link">Description of logic:<text:tab/>10</text:a></text:p>
          <text:p text:style-name="P60"><text:a xlink:type="simple" xlink:href="#__RefHeading___Toc6227_3680965478" text:style-name="Index_20_Link" text:visited-style-name="Index_20_Link">Query 12:<text:tab/>10</text:a></text:p>
          <text:p text:style-name="P60"><text:a xlink:type="simple" xlink:href="#__RefHeading___Toc6229_3680965478" text:style-name="Index_20_Link" text:visited-style-name="Index_20_Link">Description of logic:<text:tab/>10</text:a></text:p>
          <text:p text:style-name="P60"><text:a xlink:type="simple" xlink:href="#__RefHeading___Toc6231_3680965478" text:style-name="Index_20_Link" text:visited-style-name="Index_20_Link">Results:<text:tab/>11</text:a></text:p>
          <text:p text:style-name="P57"><text:a xlink:type="simple" xlink:href="#__RefHeading___Toc1037_3680965478" text:style-name="Index_20_Link" text:visited-style-name="Index_20_Link">Query Analysis<text:tab/>11</text:a></text:p>
          <text:p text:style-name="P59"><text:a xlink:type="simple" xlink:href="#__RefHeading___Toc1039_3680965478" text:style-name="Index_20_Link" text:visited-style-name="Index_20_Link">Selected Queries (and why)<text:tab/>11</text:a></text:p>
          <text:p text:style-name="P60"><text:a xlink:type="simple" xlink:href="#__RefHeading___Toc1041_3680965478" text:style-name="Index_20_Link" text:visited-style-name="Index_20_Link">Query 1:<text:tab/>11</text:a></text:p>
          <text:p text:style-name="P60"><text:a xlink:type="simple" xlink:href="#__RefHeading___Toc1043_3680965478" text:style-name="Index_20_Link" text:visited-style-name="Index_20_Link">Query 4:<text:tab/>11</text:a></text:p>
          <text:p text:style-name="P60"><text:a xlink:type="simple" xlink:href="#__RefHeading___Toc1045_3680965478" text:style-name="Index_20_Link" text:visited-style-name="Index_20_Link">Query 10:<text:tab/>12</text:a></text:p>
          <text:p text:style-name="P57"><text:a xlink:type="simple" xlink:href="#__RefHeading___Toc1047_3680965478" text:style-name="Index_20_Link" text:visited-style-name="Index_20_Link">Interface<text:tab/>12</text:a></text:p>
          <text:p text:style-name="P59"><text:a xlink:type="simple" xlink:href="#__RefHeading___Toc1049_3680965478" text:style-name="Index_20_Link" text:visited-style-name="Index_20_Link">Design logic Description<text:tab/>12</text:a></text:p>
          <text:p text:style-name="P59"><text:a xlink:type="simple" xlink:href="#__RefHeading___Toc1051_3680965478" text:style-name="Index_20_Link" text:visited-style-name="Index_20_Link">Screenshots<text:tab/>12</text:a></text:p>
          <text:p text:style-name="P57"><text:a xlink:type="simple" xlink:href="#__RefHeading___Toc1053_3680965478" text:style-name="Index_20_Link" text:visited-style-name="Index_20_Link">Evolution since first deliverable<text:tab/>12</text:a></text:p>
          <text:p text:style-name="P57"><text:a xlink:type="simple" xlink:href="#__RefHeading___Toc1055_3680965478" text:style-name="Index_20_Link" text:visited-style-name="Index_20_Link">General Comments<text:tab/>12</text:a></text:p>
        </text:index-body>
      </text:table-of-content>
      <text:h text:style-name="P34"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text:soft-page-break/>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30">See <text:span text:style-name="T37">A</text:span><text:span text:style-name="T14">nnex</text:span><text:span text:style-name="T8">/deliv_1/deliv_1_ER_Schema</text:span><text:span text:style-name="T4">.</text:span><text:span text:style-name="T8">png </text:span><text:span text:style-name="T14">(first version), <text:s/>Annex</text:span><text:span text:style-name="T8">/deliv_2/deliv_2_ER_Schema.png </text:span><text:span text:style-name="T14">(latest version)</text:span></text:p>
      <text:h text:style-name="P39"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1">ships are hardly connected to preserve integrity even if it implies to drop a lot of data after deletions (</text:span><text:span text:style-name="T6">ON DELETE CASCADE</text:span><text:span text:style-name="T11">). For example, if we delete a </text:span><text:span text:style-name="T6">Country</text:span><text:span text:style-name="T11">, we will delete every </text:span><text:span text:style-name="T6">City</text:span><text:span text:style-name="T11"> in this </text:span><text:span text:style-name="T6">Country</text:span><text:span text:style-name="T11"> and therefore delete every </text:span><text:span text:style-name="T6">Neighborhood</text:span><text:span text:style-name="T11"> in the </text:span><text:span text:style-name="T6">Cities</text:span><text:span text:style-name="T11"> and so forth.</text:span></text:p>
      <text:h text:style-name="P35" text:outline-level="2"><text:bookmark-start text:name="_Toc506900036"/><text:bookmark-start text:name="__RefHeading___Toc415_3795576367"/>Relational Schema<text:bookmark-end text:name="_Toc506900036"/><text:bookmark-end text:name="__RefHeading___Toc415_3795576367"/></text:h>
      <text:h text:style-name="P38"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2">the type were not always obvious. We also decided to add a unique </text:span><text:span text:style-name="T7">id</text:span><text:span text:style-name="T13">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22"><text:span text:style-name="T38">See </text:span><text:span text:style-name="T40">Annex</text:span><text:span text:style-name="T44">/deliv_2/deliv_2_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5">correctly</text:span>. We designed the basis of the ER model, and modified it until the three of us were satisfied.</text:p>
      <text:h text:style-name="Heading_20_1" text:outline-level="1"/>
      <text:h text:style-name="P54"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P19">We updated the ER model with respect to the feedback<text:span text:style-name="T38">. See </text:span><text:span text:style-name="T40">Annex</text:span><text:span text:style-name="T44">/deliv_2/deliv_2_ER_Schema.jpg</text:span></text:p>
      <text:p text:style-name="Standard">We assume that all <text:span text:style-name="T15">l</text:span>istings’ <text:span text:style-name="T15">city</text:span> corresponds to the filename <text:span text:style-name="T18">in which they are.</text:span></text:p>
      <text:p text:style-name="Standard">We put new ids for all listings and hosts to not have duplicates between cities.</text:p>
      <text:p text:style-name="Standard">We remov<text:span text:style-name="T17">e</text:span> reviewer<text:span text:style-name="T17">s</text:span> if <text:span text:style-name="T17">they have the </text:span>same id but not same name <text:span text:style-name="T17">to keep </text:span>only one.</text:p>
      <text:p text:style-name="Standard">We remove comments in reviews that consist of only one character <text:span text:style-name="T16">(often a quote or a comma).</text:span></text:p>
      <text:p text:style-name="P25">After parsing and cleaning all the data, we end up with simple csv files, whose name corresponds to our tables’ names and columns are the same as specified in our schema.</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42"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2"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1">the amenities holdng</text:span>. The implementation requires the Listing and Amenity tables, and the relation that maps both of them (Listing_amenity_map). <text:span text:style-name="T51">We chose to use the price that is listing instead of computing the average from Calendar because of the time it takes. It gives satisfying results in a lot improved time.</text:span></text:p>
      <text:h text:style-name="P41"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41" text:outline-level="4"><text:bookmark-start text:name="__RefHeading___Toc477_3198480346"/>Query 4:<text:bookmark-end text:name="__RefHeading___Toc477_3198480346"/></text:h>
      <text:p text:style-name="P9">The query finds how many listings exist that are posted by two different hosts but the hosts have the same name. <text:span text:style-name="T48">For the implementation, we used D.day to show the dates in MySQL. We had to change this in the </text:span><text:soft-page-break/><text:span text:style-name="T48">interface code with python and write SELECT DAY(d.day), MONTH(d.day), YEAR(d.day) to show the dates correctly. </text:span></text:p>
      <text:h text:style-name="P41" text:outline-level="4"><text:bookmark-start text:name="__RefHeading___Toc479_3198480346"/>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41"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41"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2">For the implementation, it is very</text:span> expensive if we use the price in calendar <text:span text:style-name="T32">and compute its average</text:span>, so we use listing.price because it is satisfying approximation and time goes from 442sec to 3sec</text:p>
      <text:h text:style-name="P41"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41"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41"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text:span text:style-name="T30">syntax</text:span> which seems to not work.</text:p>
      <text:h text:style-name="Heading_20_4" text:outline-level="4"><text:bookmark-start text:name="_Toc506900046"/><text:bookmark-start text:name="__RefHeading___Toc435_3795576367"/>SQL statement<text:bookmark-end text:name="_Toc506900046"/><text:span text:style-name="T23">s</text:span><text:bookmark-end text:name="__RefHeading___Toc435_3795576367"/></text:h>
      <text:p text:style-name="P23"><text:span text:style-name="T40">Annex</text:span><text:span text:style-name="T44">/deliv_2/deliv_2_</text:span><text:span text:style-name="T45">queries</text:span><text:span text:style-name="T44">.sql</text:span></text:p>
      <text:h text:style-name="P46" text:outline-level="4"><text:bookmark-start text:name="__RefHeading___Toc5041_3680965478"/><text:span text:style-name="T29">Indexes</text:span>:<text:bookmark-end text:name="__RefHeading___Toc5041_3680965478"/></text:h>
      <text:p text:style-name="P26">For the query fetch times and possible indexes : </text:p>
      <text:p text:style-name="P20"><text:span text:style-name="T40">Annex</text:span><text:span text:style-name="T44">/deliv_2/deliv_2_</text:span><text:span text:style-name="T45">indexes</text:span><text:span text:style-name="T44">.sql</text:span></text:p>
      <text:h text:style-name="P47" text:outline-level="4"><text:bookmark-start text:name="__RefHeading___Toc6181_3680965478"/><text:soft-page-break/>Results:<text:bookmark-end text:name="__RefHeading___Toc6181_3680965478"/></text:h>
      <text:p text:style-name="P24"><text:bookmark-start text:name="_Toc5069000462"/><text:span text:style-name="T39">S</text:span><text:bookmark-end text:name="_Toc5069000462"/><text:span text:style-name="T38">ee </text:span><text:span text:style-name="T39">Annex</text:span><text:span text:style-name="T44">/deliv_2/deliv_2_</text:span><text:span text:style-name="T43">query_results</text:span><text:span text:style-name="T44">.sql</text:span></text:p>
      <text:h text:style-name="P48" text:outline-level="4"/>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20">with Tkinter </text:span>and mysql-connector to link the two.</text:p>
      <text:p text:style-name="P14"><text:span text:style-name="T38">See README.md </text:span>for configuration <text:span text:style-name="T26">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1">and </text:span>neighborhoods using the available fields, each of them is initially set to the less restricted input <text:span text:style-name="T21">or execute the predefined queries</text:span>.</text:p>
      <text:p text:style-name="Standard"><text:span text:style-name="T21">After searching or executing</text:span>, a new window shows up to display the executed <text:span text:style-name="T22">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23"><text:span text:style-name="T40">Annex</text:span><text:span text:style-name="T44">/deliv_2/deliv_2_</text:span><text:span text:style-name="T45">screenshots_*</text:span><text:span text:style-name="T44">.</text:span><text:span text:style-name="T45">png</text:span></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19">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4">and work harder on the predefined queries before going further</text:span>.</text:p>
      <text:p text:style-name="P15"/>
      <text:h text:style-name="P55" text:outline-level="1"><text:bookmark-start text:name="__RefHeading___Toc3409_3680965478"/><text:bookmark-start text:name="_Toc506900051"/>Deliverable 3<text:bookmark-end text:name="__RefHeading___Toc3409_3680965478"/><text:bookmark-end text:name="_Toc506900051"/></text:h>
      <text:h text:style-name="P37" text:outline-level="2"><text:bookmark-start text:name="_Toc506900052"/><text:bookmark-start text:name="__RefHeading___Toc1027_3680965478"/>Assumptions<text:bookmark-end text:name="_Toc506900052"/><text:bookmark-end text:name="__RefHeading___Toc1027_3680965478"/></text:h>
      <text:p text:style-name="P62">We updated the ER model with respect to the feedback<text:span text:style-name="T38">. See </text:span><text:span text:style-name="T40">Annex</text:span><text:span text:style-name="T44">/deliv_2/deliv_2_ER_Schema.jpg</text:span></text:p>
      <text:p text:style-name="P63">We assume that all <text:span text:style-name="T15">l</text:span>istings’ <text:span text:style-name="T15">city</text:span> corresponds to the filename <text:span text:style-name="T18">in which they are.</text:span></text:p>
      <text:p text:style-name="P63">We put new ids for all listings and hosts to not have duplicates between cities.</text:p>
      <text:p text:style-name="P63">We remov<text:span text:style-name="T17">e</text:span> reviewer<text:span text:style-name="T17">s</text:span> if <text:span text:style-name="T17">they have the </text:span>same id but not same name <text:span text:style-name="T17">to keep </text:span>only one.</text:p>
      <text:p text:style-name="P63">We remove comments in reviews that consist of only one character <text:span text:style-name="T16">(often a quote or a comma).</text:span></text:p>
      <text:p text:style-name="P63">After parsing and cleaning all the data, we end up with simple csv files, whose name corresponds to our tables’ names and columns are the same as specified in our schema.</text:p>
      <text:h text:style-name="P37" text:outline-level="2"><text:bookmark-start text:name="__RefHeading___Toc1029_3680965478"/><text:bookmark-start text:name="_Toc506900053"/>Query Implementation<text:bookmark-end text:name="__RefHeading___Toc1029_3680965478"/><text:bookmark-end text:name="_Toc506900053"/></text:h>
      <text:p text:style-name="P21"><text:span text:style-name="T41">See </text:span><text:span text:style-name="T40">Annex</text:span><text:span text:style-name="T44">/deliv_</text:span><text:span text:style-name="T45">3</text:span><text:span text:style-name="T44">/deliv_</text:span><text:span text:style-name="T45">3</text:span><text:span text:style-name="T44">_</text:span><text:span text:style-name="T45">querie</text:span><text:span text:style-name="T44">.</text:span><text:span text:style-name="T45">sql</text:span></text:p>
      <text:p text:style-name="P49"/>
      <text:h text:style-name="P43" text:outline-level="4"><text:bookmark-start text:name="__RefHeading___Toc6183_3680965478"/>Query 1:<text:bookmark-end text:name="__RefHeading___Toc6183_3680965478"/></text:h>
      <text:h text:style-name="P44" text:outline-level="4"><text:bookmark-start text:name="__RefHeading___Toc6185_3680965478"/>Description of logic:<text:bookmark-end text:name="__RefHeading___Toc6185_3680965478"/></text:h>
      <text:p text:style-name="P12">Join all tables Host, Listing, Neighbourhood and City, filter by host_id, keeping only host_id that have at least one listing with square_feet NOT NULL. Group this by city_name and order by city_name.</text:p>
      <text:h text:style-name="P43" text:outline-level="4"><text:bookmark-start text:name="__RefHeading___Toc6187_3680965478"/>Query <text:span text:style-name="T32">2</text:span>:<text:bookmark-end text:name="__RefHeading___Toc6187_3680965478"/></text:h>
      <text:h text:style-name="P44" text:outline-level="4"><text:bookmark-start text:name="__RefHeading___Toc6189_3680965478"/>Description of logic:<text:bookmark-end text:name="__RefHeading___Toc6189_3680965478"/></text:h>
      <text:p text:style-name="P12">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text:span text:style-name="T49">h</text:span>en keep only the 5 with the biggest scores.</text:p>
      <text:h text:style-name="P43" text:outline-level="4"><text:bookmark-start text:name="__RefHeading___Toc6191_3680965478"/>Query <text:span text:style-name="T32">3</text:span>:<text:bookmark-end text:name="__RefHeading___Toc6191_3680965478"/></text:h>
      <text:h text:style-name="P44" text:outline-level="4"><text:bookmark-start text:name="__RefHeading___Toc6193_3680965478"/>Description of logic:<text:bookmark-end text:name="__RefHeading___Toc6193_3680965478"/></text:h>
      <text:p text:style-name="P12">Select the host_id, host_name and the number of listings per hosts ordered by number of listings descending and keep the first.</text:p>
      <text:h text:style-name="P43" text:outline-level="4"><text:bookmark-start text:name="__RefHeading___Toc6195_3680965478"/><text:soft-page-break/>Query <text:span text:style-name="T32">4</text:span>:<text:bookmark-end text:name="__RefHeading___Toc6195_3680965478"/></text:h>
      <text:h text:style-name="P44" text:outline-level="4"><text:bookmark-start text:name="__RefHeading___Toc6197_3680965478"/>Description of logic:<text:bookmark-end text:name="__RefHeading___Toc6197_3680965478"/></text:h>
      <text:p text:style-name="P12">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43" text:outline-level="4"><text:bookmark-start text:name="__RefHeading___Toc6199_3680965478"/>Query <text:span text:style-name="T32">5</text:span>:<text:bookmark-end text:name="__RefHeading___Toc6199_3680965478"/></text:h>
      <text:h text:style-name="P44" text:outline-level="4"><text:bookmark-start text:name="__RefHeading___Toc6201_3680965478"/>Description of logic:<text:bookmark-end text:name="__RefHeading___Toc6201_3680965478"/></text:h>
      <text:p text:style-name="P12">We create a temporary table that contains each listing with the number of amenities it contains from the given list. Then we select from this table, for each number of accommodates, the 5 listings with the biggest number of amenities.</text:p>
      <text:h text:style-name="P43" text:outline-level="4"><text:bookmark-start text:name="__RefHeading___Toc6203_3680965478"/>Query <text:span text:style-name="T32">6</text:span>:<text:bookmark-end text:name="__RefHeading___Toc6203_3680965478"/></text:h>
      <text:h text:style-name="P44" text:outline-level="4"><text:bookmark-start text:name="__RefHeading___Toc6205_3680965478"/>Description of logic:<text:bookmark-end text:name="__RefHeading___Toc6205_3680965478"/></text:h>
      <text:p text:style-name="P12">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56" text:outline-level="4"><text:bookmark-start text:name="__RefHeading___Toc6207_3680965478"/>Query <text:span text:style-name="T32">7</text:span>:<text:bookmark-end text:name="__RefHeading___Toc6207_3680965478"/></text:h>
      <text:h text:style-name="P44" text:outline-level="4"><text:bookmark-start text:name="__RefHeading___Toc6209_3680965478"/>Description of logic:<text:bookmark-end text:name="__RefHeading___Toc6209_3680965478"/></text:h>
      <text:p text:style-name="P12">We create a subtable containing the number of listings that meet the conditions per amenity and neighbourhood. From this table, we select the neihbourhood and the three amenities that have the biggest number of listings per neighbourhood.</text:p>
      <text:h text:style-name="P43" text:outline-level="4"><text:bookmark-start text:name="__RefHeading___Toc6211_3680965478"/>Query <text:span text:style-name="T32">8</text:span>:<text:bookmark-end text:name="__RefHeading___Toc6211_3680965478"/></text:h>
      <text:h text:style-name="P44" text:outline-level="4"><text:bookmark-start text:name="__RefHeading___Toc6213_3680965478"/>Description of logic:<text:bookmark-end text:name="__RefHeading___Toc6213_3680965478"/></text:h>
      <text:p text:style-name="P12">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43" text:outline-level="4"><text:bookmark-start text:name="__RefHeading___Toc6215_3680965478"/>Query <text:span text:style-name="T32">9</text:span>:<text:bookmark-end text:name="__RefHeading___Toc6215_3680965478"/></text:h>
      <text:h text:style-name="P44" text:outline-level="4"><text:bookmark-start text:name="__RefHeading___Toc6217_3680965478"/>Description of logic:<text:bookmark-end text:name="__RefHeading___Toc6217_3680965478"/></text:h>
      <text:p text:style-name="P12">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43" text:outline-level="4"><text:bookmark-start text:name="__RefHeading___Toc6219_3680965478"/>Query 1<text:span text:style-name="T32">0</text:span>:<text:bookmark-end text:name="__RefHeading___Toc6219_3680965478"/></text:h>
      <text:h text:style-name="P44" text:outline-level="4"><text:bookmark-start text:name="__RefHeading___Toc6221_3680965478"/>Description of logic:<text:bookmark-end text:name="__RefHeading___Toc6221_3680965478"/></text:h>
      <text:p text:style-name="P12">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43" text:outline-level="4"><text:bookmark-start text:name="__RefHeading___Toc6223_3680965478"/>Query 1<text:span text:style-name="T32">1</text:span>:<text:bookmark-end text:name="__RefHeading___Toc6223_3680965478"/></text:h>
      <text:h text:style-name="P44" text:outline-level="4"><text:bookmark-start text:name="__RefHeading___Toc6225_3680965478"/>Description of logic:<text:bookmark-end text:name="__RefHeading___Toc6225_3680965478"/></text:h>
      <text:p text:style-name="P12">We select the countries with the number of listings available for each days between the two given dates. Then we select countries where the ratio between the number of available listings and the total number of listings is at least 0.2 at least one day.</text:p>
      <text:h text:style-name="P43" text:outline-level="4"><text:bookmark-start text:name="__RefHeading___Toc6227_3680965478"/>Query 1<text:span text:style-name="T32">2</text:span>:<text:bookmark-end text:name="__RefHeading___Toc6227_3680965478"/></text:h>
      <text:h text:style-name="P44" text:outline-level="4"><text:bookmark-start text:name="__RefHeading___Toc6229_3680965478"/>Description of logic:<text:bookmark-end text:name="__RefHeading___Toc6229_3680965478"/></text:h>
      <text:p text:style-name="P12">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47" text:outline-level="4"><text:bookmark-start text:name="__RefHeading___Toc6231_3680965478"/><text:soft-page-break/>Results:<text:bookmark-end text:name="__RefHeading___Toc6231_3680965478"/></text:h>
      <text:p text:style-name="P24"><text:bookmark-start text:name="_Toc50690004621"/><text:span text:style-name="T39">S</text:span><text:bookmark-end text:name="_Toc50690004621"/><text:span text:style-name="T38">ee </text:span><text:span text:style-name="T39">Annex</text:span><text:span text:style-name="T44">/deliv_</text:span><text:span text:style-name="T43">3</text:span><text:span text:style-name="T44">/deliv_</text:span><text:span text:style-name="T43">3</text:span><text:span text:style-name="T44">_</text:span><text:span text:style-name="T43">query_results</text:span><text:span text:style-name="T44">.sql</text:span></text:p>
      <text:h text:style-name="P37" text:outline-level="2"><text:bookmark-start text:name="_Toc506900057"/><text:bookmark-start text:name="__RefHeading___Toc1037_3680965478"/>Query Analysis<text:bookmark-end text:name="_Toc506900057"/><text:bookmark-end text:name="__RefHeading___Toc1037_3680965478"/></text:h>
      <text:h text:style-name="P40" text:outline-level="3"><text:bookmark-start text:name="_Toc506900058"/><text:bookmark-start text:name="__RefHeading___Toc1039_3680965478"/>Selected Queries (and why)<text:bookmark-end text:name="_Toc506900058"/><text:bookmark-end text:name="__RefHeading___Toc1039_3680965478"/></text:h>
      <text:p text:style-name="P16">For the choice strategy, we first thought that the queries with the longest time execution <text:span text:style-name="T27">had the best optimization potential. <text:s/>We ran a few times each queries and found that query 4), 10) and 11) had the worst fetch times (approximatively 4.5sec, 75sec and 32sec, respectively).</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8">Moreover, it appears that MySQL generates automatically indexes in the table creations. Therefore, columns that are declared as a PRIMARY KEY, UNIQUE or FOREIGN KEY are already indexed by B+Trees. That explains why most of our queries are already very fast. <text:span text:style-name="T47">See </text:span><text:span text:style-name="T40">Annex</text:span><text:span text:style-name="T44">/</text:span><text:span text:style-name="T46">generated_indexes_MySQL</text:span><text:span text:style-name="T44">.</text:span><text:span text:style-name="T46">txt. </text:span><text:span text:style-name="T42">This has as consequence that lots of queries have bottle neck on big tables like Listing or Host but cannot really be improved because indexes are already in place.</text:span></text:p>
      <text:p text:style-name="P29">To compute the running times, we <text:span text:style-name="T34">ran each queries a few times to find the average times. We noticed that the running times also depend on what computer we’re using. </text:span>To see the running times and the added indexes for queries 4,10 and 11, <text:span text:style-name="T34">s</text:span>ee <text:span text:style-name="T14">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1">For the plans linked to the three queries, see <text:span text:style-name="T33">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10">png</text:span><text:span text:style-name="T9"> </text:span>and <text:span text:style-name="T33">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10">png</text:span></text:p>
      <text:h text:style-name="P45" text:outline-level="4"><text:bookmark-start text:name="__RefHeading___Toc1041_3680965478"/><text:bookmark-start text:name="_Toc506900059"/>Query <text:bookmark-end text:name="_Toc506900059"/><text:span text:style-name="T35">1:</text:span><text:bookmark-end text:name="__RefHeading___Toc1041_3680965478"/></text:h>
      <text:p text:style-name="P32">In the initial plan, <text:span text:style-name="T48">the first join is very costly. The full index scan on host table is as bad as a table scan, with the 23k rows. <text:line-break/>We put an index on Listing on its square_feet column. Therefore the index is used in the first join in the improved query plan. We can directly retrieve in the subquery the listings that do not have NULL for their square feet. The order of the joins differ since we can start by the inner query. The cost is lowered, less rows are retrieved with the new plan, and we do not need to run a full index scan any more. </text:span></text:p>
      <text:p text:style-name="P50"/>
      <text:h text:style-name="P45" text:outline-level="4"><text:bookmark-start text:name="_Toc506900060"/><text:bookmark-start text:name="__RefHeading___Toc1043_3680965478"/>Query <text:bookmark-end text:name="_Toc506900060"/><text:span text:style-name="T35">4:</text:span><text:bookmark-end text:name="__RefHeading___Toc1043_3680965478"/></text:h>
      <text:p text:style-name="P51">In the initial plan, we have joins which use full table scans. In terms of performance, this is the worst we can do. <text:s/><text:span text:style-name="T36">The three concerned joins use the City, Cancellation_policy and Host_verification tables.</text:span> </text:p>
      <text:p text:style-name="P51">We put an index on the table Host_verification on its description column. Since it is a text, it will be faster to join on the condition [host_verification_description = 'government_id']. <text:span text:style-name="T36">We chose to not put indexes on the </text:span><text:soft-page-break/><text:span text:style-name="T36">other tables, because the performance does not change. The number of retrieved rows and the size of the table is to small to have an impact. </text:span></text:p>
      <text:p text:style-name="P52">With the index added, the running time is divided by more than 2. <text:s/>The index is used to retrieve the row satisfying the host_verification_<text:span text:style-name="T35">description. </text:span></text:p>
      <text:p text:style-name="P52"/>
      <text:h text:style-name="P45" text:outline-level="4"><text:bookmark-start text:name="_Toc506900061"/><text:bookmark-start text:name="__RefHeading___Toc1045_3680965478"/>Query <text:bookmark-end text:name="_Toc506900061"/><text:span text:style-name="T33">10:</text:span><text:bookmark-end text:name="__RefHeading___Toc1045_3680965478"/></text:h>
      <text:p text:style-name="P53">This last query plan uses in the listing_<text:span text:style-name="T50">o</text:span>ccupied_days materialized table a full table scan of the Host table. The retrieval of 27k rows is required. To help improve, we inserted an index on Host table on the host_since column. Therefore only an index range scan is used for the same join, reducing to 11k rows. </text:p>
      <text:h text:style-name="P37" text:outline-level="2"><text:bookmark-start text:name="_Toc506900062"/><text:bookmark-start text:name="__RefHeading___Toc1047_3680965478"/>Interface<text:bookmark-end text:name="_Toc506900062"/><text:bookmark-end text:name="__RefHeading___Toc1047_3680965478"/></text:h>
      <text:h text:style-name="P40" text:outline-level="3"><text:bookmark-start text:name="_Toc506900063"/><text:bookmark-start text:name="__RefHeading___Toc1049_3680965478"/>Design logic Description<text:bookmark-end text:name="_Toc506900063"/><text:bookmark-end text:name="__RefHeading___Toc1049_3680965478"/></text:h>
      <text:p text:style-name="P49">&lt;Describe the general logic of your design as well as the technology you decided to use&gt;</text:p>
      <text:h text:style-name="P40" text:outline-level="3"><text:bookmark-start text:name="_Toc506900064"/><text:bookmark-start text:name="__RefHeading___Toc1051_3680965478"/>Screenshots<text:bookmark-end text:name="_Toc506900064"/><text:bookmark-end text:name="__RefHeading___Toc1051_3680965478"/></text:h>
      <text:p text:style-name="P49">&lt;Provide some initial screen shots of your interface&gt;</text:p>
      <text:p text:style-name="P49"/>
      <text:h text:style-name="P36" text:outline-level="2"><text:bookmark-start text:name="__RefHeading___Toc1053_3680965478"/>Evolution since first deliverable<text:bookmark-end text:name="__RefHeading___Toc1053_3680965478"/></text:h>
      <text:p text:style-name="P27">For the first deliverable, we conceived an ER model which was not appropriated for the database. We then improved it by normalizing most of the tables to avoid redundancy. For example, we had a table House_properties(square_feet, room_type, amenities, …) which <text:span text:style-name="T28">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p text:style-name="P28">Concerning the queries, we fixed the deliverable 2 queries and added some indexes when needed. </text:p>
      <text:h text:style-name="P37" text:outline-level="2"><text:bookmark-start text:name="_Toc506900065"/><text:bookmark-start text:name="__RefHeading___Toc1055_3680965478"/>General Comments<text:bookmark-end text:name="_Toc506900065"/><text:bookmark-end text:name="__RefHeading___Toc1055_3680965478"/></text:h>
      <text:p text:style-name="P33">For this last deliverable, we split the work between queries and interface. Daniel improved the interface. Samuel and Sophie wrote the queries with their optimization. The report was written and updated by the three of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1"><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82</meta:editing-cycles>
    <meta:print-date>2016-02-28T19:29:00</meta:print-date>
    <meta:creation-date>2017-02-27T21:22:00</meta:creation-date>
    <dc:date>2019-05-31T14:52:06.773197614</dc:date>
    <dc:language>en-US</dc:language>
    <meta:editing-duration>PT6H30M45S</meta:editing-duration>
    <meta:generator>LibreOffice/6.2.4.2$MacOSX_X86_64 LibreOffice_project/2412653d852ce75f65fbfa83fb7e7b669a126d64</meta:generator>
    <meta:document-statistic meta:table-count="1" meta:image-count="1" meta:object-count="0" meta:page-count="12" meta:paragraph-count="224" meta:word-count="2836" meta:character-count="17187" meta:non-whitespace-character-count="145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